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7f96" officeooo:paragraph-rsid="00067f96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67f96" officeooo:paragraph-rsid="00067f96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9dec8"/>
    </style:style>
    <style:style style:name="T3" style:family="text">
      <style:text-properties officeooo:rsid="000b32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so 1</text:p>
      <text:p text:style-name="P1"/>
      <text:p text:style-name="P1">Contexto: Atletas de voleibol com o saque por baixo automatizado</text:p>
      <text:p text:style-name="P1"/>
      <text:p text:style-name="P1">Problema: Embora apresentem uma boa parametrização (precisão no saque), existe uma variabilidade no programa motor generalizado (padrão de movimento).</text:p>
      <text:p text:style-name="P1"/>
      <text:p text:style-name="P1">O Ato: </text:p>
      <text:p text:style-name="P1">1. Em grupo, existem dois papeis: professores (duas pessoas); atletas (mais de um).</text:p>
      <text:p text:style-name="P1">2. Distribuam os papeis entre os integrantes do grupo.</text:p>
      <text:p text:style-name="P1">3. Determine a forma de avaliar o programa motor generalizado e a parametrização no saque por baixo do voleibol.</text:p>
      <text:p text:style-name="P1">4. Escolha algum fator que influencia o processo de aprendizagem motora que aumente a variabilidade da resposta motora, sobretudo no padrão de movimento. <text:span text:style-name="T2">Os professores devem a todo momento enfatizar esse fator durante a aula.</text:span></text:p>
      <text:p text:style-name="P1">5. Encene 10 minutos de prática <text:span text:style-name="T1">enfatizando</text:span> a variabilidade no programa motor generalizado e consistência na parametrização. <text:span text:style-name="T3">Isso quer dizer, os atletas devem variar o padrão de movimento mas manter a consistência na precisão do saqu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09:28:58.544851818</meta:creation-date>
    <dc:date>2023-07-24T09:45:49.863427412</dc:date>
    <meta:editing-duration>PT16M50S</meta:editing-duration>
    <meta:editing-cycles>4</meta:editing-cycles>
    <meta:generator>LibreOffice/7.4.5.1$Linux_X86_64 LibreOffice_project/40$Build-1</meta:generator>
    <meta:document-statistic meta:table-count="0" meta:image-count="0" meta:object-count="0" meta:page-count="1" meta:paragraph-count="9" meta:word-count="145" meta:character-count="937" meta:non-whitespace-character-count="800"/>
  </office:meta>
</office:document-meta>
</file>